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87b5" officeooo:paragraph-rsid="000787b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87b5" officeooo:paragraph-rsid="000787b5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0787b5" officeooo:paragraph-rsid="000787b5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982e7" officeooo:paragraph-rsid="000982e7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035fe" officeooo:paragraph-rsid="001035fe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e9924" officeooo:paragraph-rsid="000e9924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45027" officeooo:paragraph-rsid="00145027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795ec" officeooo:paragraph-rsid="001795ec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a8ef6" officeooo:paragraph-rsid="00358ef8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a8ef6" officeooo:paragraph-rsid="000982e7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paragraph-rsid="000982e7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paragraph-rsid="00251a11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paragraph-rsid="000e9924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paragraph-rsid="00145027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paragraph-rsid="001795ec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131b1e" officeooo:paragraph-rsid="000e9924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19fbb8" officeooo:paragraph-rsid="00145027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18bad4" officeooo:paragraph-rsid="001795ec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1feb14" officeooo:paragraph-rsid="001feb14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1b5150" officeooo:paragraph-rsid="001b5150"/>
    </style:style>
    <style:style style:name="P21" style:family="paragraph" style:parent-style-name="Standard">
      <style:paragraph-properties fo:text-align="justify" style:justify-single-word="false"/>
      <style:text-properties officeooo:rsid="000075f9" officeooo:paragraph-rsid="00302104"/>
    </style:style>
    <style:style style:name="P22" style:family="paragraph" style:parent-style-name="Standard">
      <style:paragraph-properties fo:text-align="justify" style:justify-single-word="false"/>
      <style:text-properties fo:color="#00ff00" officeooo:rsid="000075f9" officeooo:paragraph-rsid="00302104"/>
    </style:style>
    <style:style style:name="P23" style:family="paragraph" style:parent-style-name="Standard">
      <style:paragraph-properties fo:text-align="justify" style:justify-single-word="false"/>
      <style:text-properties fo:color="#000000" officeooo:rsid="000075f9" officeooo:paragraph-rsid="00302104"/>
    </style:style>
    <style:style style:name="P24" style:family="paragraph" style:parent-style-name="Standard">
      <style:paragraph-properties fo:text-align="justify" style:justify-single-word="false"/>
      <style:text-properties fo:color="#000000" style:text-underline-style="none" officeooo:rsid="000982e7" officeooo:paragraph-rsid="000982e7"/>
    </style:style>
    <style:style style:name="P25" style:family="paragraph" style:parent-style-name="Standard">
      <style:paragraph-properties fo:text-align="justify" style:justify-single-word="false"/>
      <style:text-properties fo:color="#000000" style:text-underline-style="none" officeooo:rsid="001035fe" officeooo:paragraph-rsid="001035fe"/>
    </style:style>
    <style:style style:name="P26" style:family="paragraph" style:parent-style-name="Standard">
      <style:paragraph-properties fo:text-align="justify" style:justify-single-word="false"/>
      <style:text-properties fo:color="#000000" style:text-underline-style="none" officeooo:rsid="000e9924" officeooo:paragraph-rsid="000e9924"/>
    </style:style>
    <style:style style:name="P27" style:family="paragraph" style:parent-style-name="Standard">
      <style:paragraph-properties fo:text-align="justify" style:justify-single-word="false"/>
      <style:text-properties fo:color="#000000" style:text-underline-style="none" officeooo:rsid="00145027" officeooo:paragraph-rsid="00145027"/>
    </style:style>
    <style:style style:name="P28" style:family="paragraph" style:parent-style-name="Standard">
      <style:paragraph-properties fo:text-align="justify" style:justify-single-word="false"/>
      <style:text-properties fo:color="#000000" style:text-underline-style="none" officeooo:paragraph-rsid="001795ec"/>
    </style:style>
    <style:style style:name="P29" style:family="paragraph" style:parent-style-name="Standard">
      <style:paragraph-properties fo:text-align="justify" style:justify-single-word="false"/>
      <style:text-properties fo:color="#000000" style:text-underline-style="none" officeooo:rsid="00251a11" officeooo:paragraph-rsid="00251a11"/>
    </style:style>
    <style:style style:name="P30" style:family="paragraph" style:parent-style-name="Standard">
      <style:paragraph-properties fo:text-align="justify" style:justify-single-word="false"/>
      <style:text-properties fo:color="#000000" style:text-underline-style="none" officeooo:rsid="001795ec" officeooo:paragraph-rsid="001795ec"/>
    </style:style>
    <style:style style:name="P31" style:family="paragraph" style:parent-style-name="Standard">
      <style:paragraph-properties fo:text-align="justify" style:justify-single-word="false"/>
      <style:text-properties fo:color="#000000" style:text-underline-style="none" officeooo:rsid="001feb14" officeooo:paragraph-rsid="001feb14"/>
    </style:style>
    <style:style style:name="P32" style:family="paragraph" style:parent-style-name="Standard">
      <style:paragraph-properties fo:text-align="justify" style:justify-single-word="false"/>
      <style:text-properties fo:color="#000000" style:text-underline-style="none" officeooo:rsid="001b5150" officeooo:paragraph-rsid="001b5150"/>
    </style:style>
    <style:style style:name="P33" style:family="paragraph" style:parent-style-name="Standard">
      <style:paragraph-properties fo:text-align="justify" style:justify-single-word="false"/>
      <style:text-properties fo:color="#000000" style:text-underline-style="none" officeooo:rsid="0026adbc" officeooo:paragraph-rsid="0026adbc"/>
    </style:style>
    <style:style style:name="P34" style:family="paragraph" style:parent-style-name="Standard">
      <style:paragraph-properties fo:text-align="justify" style:justify-single-word="false"/>
      <style:text-properties fo:color="#000000" style:text-underline-style="none" officeooo:rsid="00331fc0" officeooo:paragraph-rsid="00302104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officeooo:rsid="002bc716" officeooo:paragraph-rsid="002bc716"/>
    </style:style>
    <style:style style:name="P36" style:family="paragraph" style:parent-style-name="Standard">
      <style:paragraph-properties fo:text-align="justify" style:justify-single-word="false"/>
      <style:text-properties officeooo:paragraph-rsid="001035fe"/>
    </style:style>
    <style:style style:name="P37" style:family="paragraph" style:parent-style-name="Standard">
      <style:paragraph-properties fo:text-align="start" style:justify-single-word="false"/>
      <style:text-properties fo:color="#ff0000" style:text-underline-style="none" officeooo:rsid="0034b158" officeooo:paragraph-rsid="0034b158"/>
    </style:style>
    <style:style style:name="P38" style:family="paragraph" style:parent-style-name="Standard">
      <style:paragraph-properties fo:text-align="justify" style:justify-single-word="false"/>
      <style:text-properties fo:color="#0000ff" style:text-underline-style="none" officeooo:rsid="002bc716" officeooo:paragraph-rsid="00302104"/>
    </style:style>
    <style:style style:name="P39" style:family="paragraph" style:parent-style-name="Standard">
      <style:paragraph-properties fo:text-align="start" style:justify-single-word="false"/>
      <style:text-properties fo:color="#0000ff" style:text-underline-style="none" officeooo:rsid="002bc716" officeooo:paragraph-rsid="002bc716"/>
    </style:style>
    <style:style style:name="P40" style:family="paragraph" style:parent-style-name="Standard">
      <style:paragraph-properties fo:text-align="justify" style:justify-single-word="false"/>
      <style:text-properties fo:color="#0000ff" style:text-underline-style="none" officeooo:rsid="002c5fbd" officeooo:paragraph-rsid="002c5fbd"/>
    </style:style>
    <style:style style:name="P41" style:family="paragraph" style:parent-style-name="Standard" style:list-style-name="L1">
      <style:paragraph-properties fo:text-align="justify" style:justify-single-word="false"/>
      <style:text-properties style:text-underline-style="none" officeooo:rsid="001b6d09" officeooo:paragraph-rsid="001035fe"/>
    </style:style>
    <style:style style:name="P42" style:family="paragraph" style:parent-style-name="Standard" style:list-style-name="L2">
      <style:paragraph-properties fo:text-align="justify" style:justify-single-word="false"/>
      <style:text-properties style:text-underline-style="none" officeooo:rsid="002c5fbd" officeooo:paragraph-rsid="002c5fbd"/>
    </style:style>
    <style:style style:name="P43" style:family="paragraph" style:parent-style-name="Standard">
      <style:paragraph-properties fo:text-align="justify" style:justify-single-word="false"/>
      <style:text-properties style:text-underline-style="none" officeooo:rsid="00394def" officeooo:paragraph-rsid="00394def"/>
    </style:style>
    <style:style style:name="P44" style:family="paragraph" style:parent-style-name="Standard">
      <style:paragraph-properties fo:text-align="justify" style:justify-single-word="false"/>
      <style:text-properties style:text-underline-style="none" officeooo:paragraph-rsid="00145027"/>
    </style:style>
    <style:style style:name="P45" style:family="paragraph" style:parent-style-name="Standard">
      <style:paragraph-properties fo:text-align="justify" style:justify-single-word="false"/>
      <style:text-properties style:text-underline-style="none" officeooo:rsid="000a8ef6" officeooo:paragraph-rsid="00358ef8"/>
    </style:style>
    <style:style style:name="P46" style:family="paragraph" style:parent-style-name="Standard">
      <style:paragraph-properties fo:text-align="center" style:justify-single-word="false"/>
      <style:text-properties fo:color="#008000" officeooo:rsid="000787b5" officeooo:paragraph-rsid="0053d211"/>
    </style:style>
    <style:style style:name="T1" style:family="text">
      <style:text-properties officeooo:rsid="000982e7"/>
    </style:style>
    <style:style style:name="T2" style:family="text">
      <style:text-properties officeooo:rsid="000a8ef6"/>
    </style:style>
    <style:style style:name="T3" style:family="text">
      <style:text-properties officeooo:rsid="000bbbff"/>
    </style:style>
    <style:style style:name="T4" style:family="text">
      <style:text-properties officeooo:rsid="000e9924"/>
    </style:style>
    <style:style style:name="T5" style:family="text">
      <style:text-properties officeooo:rsid="001219c7"/>
    </style:style>
    <style:style style:name="T6" style:family="text">
      <style:text-properties officeooo:rsid="00131b1e"/>
    </style:style>
    <style:style style:name="T7" style:family="text">
      <style:text-properties officeooo:rsid="00145027"/>
    </style:style>
    <style:style style:name="T8" style:family="text">
      <style:text-properties officeooo:rsid="001579fd"/>
    </style:style>
    <style:style style:name="T9" style:family="text">
      <style:text-properties officeooo:rsid="00168d1d"/>
    </style:style>
    <style:style style:name="T10" style:family="text">
      <style:text-properties officeooo:rsid="001795ec"/>
    </style:style>
    <style:style style:name="T11" style:family="text">
      <style:text-properties officeooo:rsid="0017c30c"/>
    </style:style>
    <style:style style:name="T12" style:family="text">
      <style:text-properties officeooo:rsid="0018bad4"/>
    </style:style>
    <style:style style:name="T13" style:family="text">
      <style:text-properties officeooo:rsid="0019ed6c"/>
    </style:style>
    <style:style style:name="T14" style:family="text">
      <style:text-properties officeooo:rsid="0019fbb8"/>
    </style:style>
    <style:style style:name="T15" style:family="text">
      <style:text-properties officeooo:rsid="001f54d6"/>
    </style:style>
    <style:style style:name="T16" style:family="text">
      <style:text-properties style:text-underline-style="none" officeooo:rsid="002bc716"/>
    </style:style>
    <style:style style:name="T17" style:family="text">
      <style:text-properties style:text-underline-style="none" officeooo:rsid="00331fc0"/>
    </style:style>
    <style:style style:name="T18" style:family="text">
      <style:text-properties style:text-underline-style="none" officeooo:rsid="001035fe"/>
    </style:style>
    <style:style style:name="T19" style:family="text">
      <style:text-properties style:text-underline-style="none" officeooo:rsid="0040a358"/>
    </style:style>
    <style:style style:name="T20" style:family="text">
      <style:text-properties style:text-underline-style="none" officeooo:rsid="0040f825"/>
    </style:style>
    <style:style style:name="T21" style:family="text">
      <style:text-properties style:text-underline-style="none" officeooo:rsid="004254a4"/>
    </style:style>
    <style:style style:name="T22" style:family="text">
      <style:text-properties fo:color="#000000" style:text-underline-style="none" officeooo:rsid="002bc716"/>
    </style:style>
    <style:style style:name="T23" style:family="text">
      <style:text-properties officeooo:rsid="00251a11"/>
    </style:style>
    <style:style style:name="T24" style:family="text">
      <style:text-properties officeooo:rsid="0026adbc"/>
    </style:style>
    <style:style style:name="T25" style:family="text">
      <style:text-properties officeooo:rsid="002a0fad"/>
    </style:style>
    <style:style style:name="T26" style:family="text">
      <style:text-properties officeooo:rsid="002a186f"/>
    </style:style>
    <style:style style:name="T27" style:family="text">
      <style:text-properties fo:color="#0000ff" style:text-underline-style="none" officeooo:rsid="002bc716"/>
    </style:style>
    <style:style style:name="T28" style:family="text">
      <style:text-properties officeooo:rsid="00358ef8"/>
    </style:style>
    <style:style style:name="T29" style:family="text">
      <style:text-properties officeooo:rsid="0037de77"/>
    </style:style>
    <style:style style:name="T30" style:family="text">
      <style:text-properties officeooo:rsid="003afc64"/>
    </style:style>
    <style:style style:name="T31" style:family="text">
      <style:text-properties officeooo:rsid="003d5b25"/>
    </style:style>
    <style:style style:name="T32" style:family="text">
      <style:text-properties officeooo:rsid="003d7d78"/>
    </style:style>
    <style:style style:name="T33" style:family="text">
      <style:text-properties officeooo:rsid="003db48d"/>
    </style:style>
    <style:style style:name="T34" style:family="text">
      <style:text-properties officeooo:rsid="003ef544"/>
    </style:style>
    <style:style style:name="T35" style:family="text">
      <style:text-properties officeooo:rsid="003f840d"/>
    </style:style>
    <style:style style:name="T36" style:family="text">
      <style:text-properties officeooo:rsid="0040403c"/>
    </style:style>
    <style:style style:name="T37" style:family="text">
      <style:text-properties officeooo:rsid="0043941f"/>
    </style:style>
    <style:style style:name="T38" style:family="text">
      <style:text-properties officeooo:rsid="00442f03"/>
    </style:style>
    <style:style style:name="T39" style:family="text">
      <style:text-properties officeooo:rsid="00458783"/>
    </style:style>
    <style:style style:name="T40" style:family="text">
      <style:text-properties fo:color="#008000"/>
    </style:style>
    <style:style style:name="T41" style:family="text">
      <style:text-properties fo:color="#008000" officeooo:rsid="00458783"/>
    </style:style>
    <style:style style:name="T42" style:family="text">
      <style:text-properties fo:color="#008000" officeooo:rsid="00442f03"/>
    </style:style>
    <style:style style:name="T43" style:family="text">
      <style:text-properties fo:color="#008000" officeooo:rsid="0043941f"/>
    </style:style>
    <style:style style:name="T44" style:family="text">
      <style:text-properties fo:color="#008000" style:text-underline-style="none" officeooo:rsid="0040a358"/>
    </style:style>
    <style:style style:name="T45" style:family="text">
      <style:text-properties fo:color="#008000" style:text-underline-style="none" officeooo:rsid="0040f825"/>
    </style:style>
    <style:style style:name="T46" style:family="text">
      <style:text-properties fo:color="#008000" style:text-underline-style="none" officeooo:rsid="004254a4"/>
    </style:style>
    <style:style style:name="T47" style:family="text">
      <style:text-properties fo:color="#008000" officeooo:rsid="0040403c"/>
    </style:style>
    <style:style style:name="T48" style:family="text">
      <style:text-properties fo:color="#008000" officeooo:rsid="003d5b25"/>
    </style:style>
    <style:style style:name="T49" style:family="text">
      <style:text-properties fo:color="#008000" officeooo:rsid="003ef544"/>
    </style:style>
    <style:style style:name="T50" style:family="text">
      <style:text-properties fo:color="#008000" officeooo:rsid="003f840d"/>
    </style:style>
    <style:style style:name="T51" style:family="text">
      <style:text-properties fo:color="#008000" officeooo:rsid="003d7d78"/>
    </style:style>
    <style:style style:name="T52" style:family="text">
      <style:text-properties fo:color="#008000" officeooo:rsid="003db48d"/>
    </style:style>
    <style:style style:name="T53" style:family="text">
      <style:text-properties fo:color="#008000" officeooo:rsid="003afc64"/>
    </style:style>
    <style:style style:name="T54" style:family="text">
      <style:text-properties fo:color="#008000" officeooo:rsid="0052ec86"/>
    </style:style>
    <style:style style:name="T55" style:family="text">
      <style:text-properties fo:color="#008000" officeooo:rsid="0052c5fe"/>
    </style:style>
    <style:style style:name="T56" style:family="text">
      <style:text-properties fo:color="#008000" officeooo:rsid="00519fd4"/>
    </style:style>
    <style:style style:name="T57" style:family="text">
      <style:text-properties fo:color="#008000" officeooo:rsid="00511e7b"/>
    </style:style>
    <style:style style:name="T58" style:family="text">
      <style:text-properties fo:color="#008000" officeooo:rsid="0045b852"/>
    </style:style>
    <style:style style:name="T59" style:family="text">
      <style:text-properties fo:color="#008000" officeooo:rsid="0046c536"/>
    </style:style>
    <style:style style:name="T60" style:family="text">
      <style:text-properties fo:color="#008000" officeooo:rsid="00481b3c"/>
    </style:style>
    <style:style style:name="T61" style:family="text">
      <style:text-properties fo:color="#008000" officeooo:rsid="0048e551"/>
    </style:style>
    <style:style style:name="T62" style:family="text">
      <style:text-properties fo:color="#008000" officeooo:rsid="004991a7"/>
    </style:style>
    <style:style style:name="T63" style:family="text">
      <style:text-properties fo:color="#008000" officeooo:rsid="004b7b8b"/>
    </style:style>
    <style:style style:name="T64" style:family="text">
      <style:text-properties fo:color="#008000" officeooo:rsid="004d3262"/>
    </style:style>
    <style:style style:name="T65" style:family="text">
      <style:text-properties fo:color="#008000" officeooo:rsid="004e3246"/>
    </style:style>
    <style:style style:name="T66" style:family="text">
      <style:text-properties fo:color="#008000" officeooo:rsid="004f31dd"/>
    </style:style>
    <style:style style:name="T67" style:family="text">
      <style:text-properties officeooo:rsid="0045b852"/>
    </style:style>
    <style:style style:name="T68" style:family="text">
      <style:text-properties officeooo:rsid="0046c536"/>
    </style:style>
    <style:style style:name="T69" style:family="text">
      <style:text-properties officeooo:rsid="00481b3c"/>
    </style:style>
    <style:style style:name="T70" style:family="text">
      <style:text-properties officeooo:rsid="0048e551"/>
    </style:style>
    <style:style style:name="T71" style:family="text">
      <style:text-properties officeooo:rsid="004991a7"/>
    </style:style>
    <style:style style:name="T72" style:family="text">
      <style:text-properties officeooo:rsid="004b7b8b"/>
    </style:style>
    <style:style style:name="T73" style:family="text">
      <style:text-properties officeooo:rsid="004d3262"/>
    </style:style>
    <style:style style:name="T74" style:family="text">
      <style:text-properties officeooo:rsid="004e3246"/>
    </style:style>
    <style:style style:name="T75" style:family="text">
      <style:text-properties officeooo:rsid="004f31dd"/>
    </style:style>
    <style:style style:name="T76" style:family="text">
      <style:text-properties officeooo:rsid="00511e7b"/>
    </style:style>
    <style:style style:name="T77" style:family="text">
      <style:text-properties officeooo:rsid="00519fd4"/>
    </style:style>
    <style:style style:name="T78" style:family="text">
      <style:text-properties officeooo:rsid="0052c5fe"/>
    </style:style>
    <style:style style:name="T79" style:family="text">
      <style:text-properties officeooo:rsid="0052ec86"/>
    </style:style>
    <style:style style:name="T80" style:family="text">
      <style:text-properties officeooo:rsid="0053d21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ge Management System</text:p>
      <text:p text:style-name="P1">By </text:p>
      <text:p text:style-name="P1">S.Balaji</text:p>
      <text:p text:style-name="P1"/>
      <text:p text:style-name="P2">Feed Back: </text:p>
      <text:p text:style-name="P2">by</text:p>
      <text:p text:style-name="P3">Meenakshi Sundaram.B</text:p>
      <text:p text:style-name="P37">Issues:</text:p>
      <text:p text:style-name="P37"/>
      <text:p text:style-name="P24">Installation:</text:p>
      <text:p text:style-name="P4"/>
      <text:p text:style-name="P11"><text:span text:style-name="T1"><text:tab/></text:span><text:span text:style-name="T2">1. Mension the word “Example” or Eg., Before gave any example in installation </text:span><text:span text:style-name="T3">document.</text:span><text:span text:style-name="T53">(status:Yes, corrected)</text:span></text:p>
      <text:p text:style-name="P29">Common Mistake:</text:p>
      <text:p text:style-name="P12"><text:span text:style-name="T23"><text:tab/>1. The view,edit of staff, student, subjects </text:span><text:span text:style-name="T25">and mark</text:span><text:span text:style-name="T23"> all are depend on only departmentwise only not for qualification wise.</text:span><text:span text:style-name="T48">(</text:span><text:span text:style-name="T49">status:</text:span><text:span text:style-name="T48">Not </text:span><text:span text:style-name="T50">Needed</text:span><text:span text:style-name="T48">, because only department_id is used to manipulate. In same time, same group name exists in different qualification can be displayed in </text:span><text:span text:style-name="T51">that select box and </text:span><text:span text:style-name="T48">group by </text:span><text:span text:style-name="T51">on its </text:span><text:span text:style-name="T48">“degree”.</text:span><text:span text:style-name="T52">)</text:span></text:p>
      <text:p text:style-name="P10"><text:tab/></text:p>
      <text:p text:style-name="P25">Login Page:</text:p>
      <text:p text:style-name="P25"/>
      <text:p text:style-name="P5"><text:tab/><text:tab/>1.The sample login data for student password wrong.<text:span text:style-name="T47">(status:corrected in readMe.txt)</text:span></text:p>
      <text:p text:style-name="P36"><text:span text:style-name="T18"><text:tab/><text:tab/></text:span>2.<text:span text:style-name="T18">If I forget all how I login?</text:span><text:span text:style-name="T44">(admin can </text:span><text:span text:style-name="T45">also </text:span><text:span text:style-name="T44">view the password </text:span><text:span text:style-name="T45">for <text:s/>staff and student but </text:span><text:span text:style-name="T44">if </text:span><text:span text:style-name="T45">admin</text:span><text:span text:style-name="T44"> forgot all </text:span><text:span text:style-name="T46">details, then they</text:span><text:span text:style-name="T44"> go to database or contact software admin).</text:span></text:p>
      <text:list xml:id="list771656592" text:style-name="L1">
        <text:list-item>
          <text:list>
            <text:list-item>
              <text:list>
                <text:list-header>
                  <text:p text:style-name="P41"/>
                </text:list-header>
              </text:list>
            </text:list-item>
          </text:list>
        </text:list-item>
      </text:list>
      <text:p text:style-name="P26"><text:span text:style-name="T26">forget Password</text:span> Form:</text:p>
      <text:p text:style-name="P26"/>
      <text:p text:style-name="P6"><text:tab/>1.Select User Types Names are Not Viible. Nothing is visible<text:span text:style-name="T40">.</text:span><text:span text:style-name="T43">(due to template and session not displayed now corrected)</text:span></text:p>
      <text:p text:style-name="P13"><text:span text:style-name="T4"><text:tab/></text:span><text:span text:style-name="T5">2.The does not show appropriate </text:span><text:span text:style-name="T6">message for unselect “userType” option</text:span><text:span text:style-name="T38">(</text:span><text:span text:style-name="T42">status:Corrected alert message fixed)</text:span></text:p>
      <text:p text:style-name="P16"/>
      <text:p text:style-name="P27"><text:span text:style-name="T15">Admin </text:span>Edit Profile:</text:p>
      <text:p text:style-name="P27"/>
      <text:p text:style-name="P7"><text:tab/>1.mobile Number Field is throw wrong alert error<text:span text:style-name="T40">.</text:span><text:span text:style-name="T41">(status:Updated now it will show correct messagge).</text:span></text:p>
      <text:p text:style-name="P14"><text:span text:style-name="T7"><text:tab/>2.</text:span><text:span text:style-name="T8">Designation Field </text:span><text:span text:style-name="T9">null</text:span><text:span text:style-name="T8"> message not display.</text:span><text:span text:style-name="T58">(status:Correct the js alert message)</text:span></text:p>
      <text:p text:style-name="P14"><text:span text:style-name="T8"><text:tab/></text:span><text:span text:style-name="T13">3.Name field accept Numerical, </text:span><text:span text:style-name="T14">not validated for characters only.</text:span><text:span text:style-name="T59">(in such scenario, user may </text:span><text:span text:style-name="T60">enter the</text:span><text:span text:style-name="T59"> number </text:span><text:span text:style-name="T61">also</text:span><text:span text:style-name="T59">, so not required)</text:span></text:p>
      <text:p text:style-name="P17"/>
      <text:p text:style-name="P28"><text:span text:style-name="T11">Create</text:span><text:span text:style-name="T10"> Department:</text:span></text:p>
      <text:p text:style-name="P30"/>
      <text:p text:style-name="P8"><text:tab/>1.Number accept in department Name,code.<text:span text:style-name="T62">(Partially corrected but in some cases number needed. Ex: ece1, </text:span><text:span text:style-name="T63">ece</text:span><text:span text:style-name="T62">2)</text:span></text:p>
      <text:p text:style-name="P15"><text:span text:style-name="T10"><text:tab/></text:span><text:span text:style-name="T12">2.fees amount accept the all Characters, server side not validated.</text:span><text:span text:style-name="T64">(status:Fees details validate correctly by </text:span><text:span text:style-name="T65">javascript using </text:span><text:span text:style-name="T64">not a number </text:span><text:span text:style-name="T66">function</text:span><text:span text:style-name="T64">)</text:span></text:p>
      <text:p text:style-name="P18"/>
      <text:p text:style-name="P31">Create Staff:</text:p>
      <text:p text:style-name="P31"/>
      <text:p text:style-name="P19"><text:soft-page-break/><text:tab/>1.Email Id Not Mandatory but in edit staff profile Mandatory. Conflict<text:span text:style-name="T40">.</text:span><text:span text:style-name="T57">(Yes, I corrected the my mistakes.)</text:span></text:p>
      <text:p text:style-name="P19"/>
      <text:p text:style-name="P32">Add Student:</text:p>
      <text:p text:style-name="P32"/>
      <text:p text:style-name="P20"><text:tab/>1.Registration Name accept characters, but javascript validate number only.<text:span text:style-name="T56">(partially Corrected some case character also used)</text:span></text:p>
      <text:p text:style-name="P20"/>
      <text:p text:style-name="P33">Edit Student Profile:</text:p>
      <text:p text:style-name="P33"/>
      <text:p text:style-name="P9"><text:span text:style-name="T24"><text:tab/>1.Mandatory star </text:span><text:span text:style-name="T28">Not Needed </text:span><text:span text:style-name="T24">for mobile Number and E-mail Id.</text:span><text:span text:style-name="T55">(Ok, I corrected the mandatory stars)</text:span></text:p>
      <text:p text:style-name="P9"><text:span text:style-name="T24"><text:tab/></text:span><text:span text:style-name="T28">2.Also </text:span><text:span text:style-name="T29">JavaScript</text:span><text:span text:style-name="T24"> unnecessary to call for validate.</text:span><text:span text:style-name="T78">(validation checked correctly).</text:span></text:p>
      <text:p text:style-name="P9"><text:span text:style-name="T78"/></text:p>
      <text:p text:style-name="P38">Suggestions:</text:p>
      <text:p text:style-name="P38"/>
      <text:p text:style-name="P40">Add Mark:</text:p>
      <text:list xml:id="list2153806188" text:style-name="L2">
        <text:list-item>
          <text:list>
            <text:list-item>
              <text:list>
                <text:list-item>
                  <text:p text:style-name="P42">Marks accept floating point <text:s/>ex: 1.57322<text:span text:style-name="T54">(OK, successfully validated)</text:span></text:p>
                </text:list-item>
              </text:list>
            </text:list-item>
          </text:list>
        </text:list-item>
      </text:list>
      <text:p text:style-name="P43"/>
      <text:p text:style-name="P22">Good Comments:</text:p>
      <text:p text:style-name="P21"/>
      <text:p text:style-name="P21">Installation:</text:p>
      <text:p text:style-name="P21"><text:span text:style-name="T27"><text:tab/><text:tab/></text:span><text:span text:style-name="T22">1.Short and easy to know the steps to install the project.</text:span></text:p>
      <text:p text:style-name="P23"><text:span text:style-name="T16"><text:tab/><text:tab/></text:span><text:span text:style-name="T17">2.Path specification Excellent.</text:span></text:p>
      <text:p text:style-name="P34"><text:tab/><text:tab/>3.The File and Folder separation Good.</text:p>
      <text:p text:style-name="P39"><text:tab/></text:p>
      <text:p text:style-name="P39"><text:tab/></text:p>
      <text:p text:style-name="P35"/>
      <text:p text:style-name="P2"/>
      <text:p text:style-name="P46"><text:span text:style-name="T80">THANK YOU! SUNDARAM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esh </meta:initial-creator>
    <meta:creation-date>2011-09-22T11:37:12</meta:creation-date>
    <dc:date>2011-09-26T16:58:23</dc:date>
    <dc:creator>yamuna </dc:creator>
    <meta:editing-duration>PT09H26M38S</meta:editing-duration>
    <meta:editing-cycles>83</meta:editing-cycles>
    <meta:generator>OpenOffice.org/3.2$Linux OpenOffice.org_project/320m19$Build-9505</meta:generator>
    <meta:document-statistic meta:table-count="0" meta:image-count="0" meta:object-count="0" meta:page-count="2" meta:paragraph-count="43" meta:word-count="344" meta:character-count="2410"/>
  </office:meta>
</office:document-meta>
</file>